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03c051" officeooo:paragraph-rsid="0003c051"/>
    </style:style>
    <style:style style:name="P2" style:family="paragraph" style:parent-style-name="Preformatted_20_Text">
      <style:text-properties officeooo:rsid="0036d737" officeooo:paragraph-rsid="0003c051"/>
    </style:style>
    <style:style style:name="P3" style:family="paragraph" style:parent-style-name="Preformatted_20_Text">
      <style:paragraph-properties fo:text-align="start" style:justify-single-word="false"/>
      <style:text-properties officeooo:rsid="000c51bb" officeooo:paragraph-rsid="0003c051"/>
    </style:style>
    <style:style style:name="P4" style:family="paragraph" style:parent-style-name="Preformatted_20_Text">
      <style:text-properties officeooo:rsid="000c51bb" officeooo:paragraph-rsid="0003c051"/>
    </style:style>
    <style:style style:name="P5" style:family="paragraph" style:parent-style-name="Preformatted_20_Text">
      <style:text-properties fo:font-style="italic" officeooo:rsid="000c51bb" officeooo:paragraph-rsid="0003c051" style:font-style-asian="italic" style:font-style-complex="italic"/>
    </style:style>
    <style:style style:name="P6" style:family="paragraph" style:parent-style-name="Preformatted_20_Text">
      <style:text-properties officeooo:rsid="000a9844" officeooo:paragraph-rsid="0003c051"/>
    </style:style>
    <style:style style:name="P7" style:family="paragraph" style:parent-style-name="Preformatted_20_Text">
      <style:text-properties officeooo:rsid="00392d1c" officeooo:paragraph-rsid="0003c051"/>
    </style:style>
    <style:style style:name="P8" style:family="paragraph" style:parent-style-name="Preformatted_20_Text">
      <style:text-properties officeooo:paragraph-rsid="0003c051"/>
    </style:style>
    <style:style style:name="P9" style:family="paragraph" style:parent-style-name="Preformatted_20_Text">
      <style:text-properties officeooo:rsid="0003c051" officeooo:paragraph-rsid="0003c051"/>
    </style:style>
    <style:style style:name="P10" style:family="paragraph" style:parent-style-name="Preformatted_20_Text">
      <style:text-properties officeooo:rsid="0003c051" officeooo:paragraph-rsid="0004b128"/>
    </style:style>
    <style:style style:name="P11" style:family="paragraph" style:parent-style-name="Preformatted_20_Text">
      <style:text-properties officeooo:rsid="0003c051" officeooo:paragraph-rsid="00060755"/>
    </style:style>
    <style:style style:name="P12" style:family="paragraph" style:parent-style-name="Standard">
      <style:text-properties officeooo:paragraph-rsid="0003c051"/>
    </style:style>
    <style:style style:name="P13" style:family="paragraph" style:parent-style-name="Text_20_body">
      <style:text-properties officeooo:rsid="0003c051" officeooo:paragraph-rsid="0003c051"/>
    </style:style>
    <style:style style:name="P14" style:family="paragraph" style:parent-style-name="Text_20_body">
      <style:text-properties officeooo:paragraph-rsid="0003c051"/>
    </style:style>
    <style:style style:name="P15" style:family="paragraph" style:parent-style-name="Text_20_body">
      <style:text-properties style:font-name="Liberation Mono" fo:font-size="10pt" officeooo:paragraph-rsid="0003c051" style:font-size-asian="10pt" style:font-size-complex="10pt"/>
    </style:style>
    <style:style style:name="P16" style:family="paragraph" style:parent-style-name="Text_20_body">
      <style:text-properties officeooo:rsid="00060755" officeooo:paragraph-rsid="00060755"/>
    </style:style>
    <style:style style:name="P17" style:family="paragraph" style:parent-style-name="Text_20_body">
      <style:text-properties officeooo:paragraph-rsid="00060755"/>
    </style:style>
    <style:style style:name="T1" style:family="text">
      <style:text-properties officeooo:rsid="0003c051"/>
    </style:style>
    <style:style style:name="T2" style:family="text">
      <style:text-properties fo:font-weight="bold" officeooo:rsid="0003c051" style:font-weight-asian="bold" style:font-weight-complex="bold"/>
    </style:style>
    <style:style style:name="T3" style:family="text">
      <style:text-properties fo:font-weight="bold" officeooo:rsid="00060755" style:font-weight-asian="bold" style:font-weight-complex="bold"/>
    </style:style>
    <style:style style:name="T4" style:family="text">
      <style:text-properties style:font-name="Liberation Mono" fo:font-size="10pt" fo:font-weight="bold" officeooo:rsid="0003c051" style:font-size-asian="10pt" style:font-weight-asian="bold" style:font-size-complex="10pt" style:font-weight-complex="bold"/>
    </style:style>
    <style:style style:name="T5" style:family="text">
      <style:text-properties style:font-name="Liberation Mono" fo:font-size="10pt" fo:font-weight="bold" officeooo:rsid="0004b128" style:font-size-asian="10pt" style:font-weight-asian="bold" style:font-size-complex="10pt" style:font-weight-complex="bold"/>
    </style:style>
    <style:style style:name="T6" style:family="text">
      <style:text-properties style:font-name="Liberation Mono" fo:font-size="10pt" fo:font-weight="bold" officeooo:rsid="00060755" style:font-size-asian="10pt" style:font-weight-asian="bold" style:font-size-complex="10pt" style:font-weight-complex="bold"/>
    </style:style>
    <style:style style:name="T7" style:family="text">
      <style:text-properties style:font-name="Liberation Mono" fo:font-size="10pt" officeooo:rsid="0004b128" style:font-size-asian="10pt" style:font-size-complex="10pt"/>
    </style:style>
    <style:style style:name="T8" style:family="text">
      <style:text-properties style:font-name="Liberation Mono" officeooo:rsid="0004b128"/>
    </style:style>
    <style:style style:name="T9" style:family="text">
      <style:text-properties fo:font-size="10pt" fo:font-weight="bold" officeooo:rsid="00060755" style:font-size-asian="10pt" style:font-weight-asian="bold" style:font-size-complex="10pt" style:font-weight-complex="bold"/>
    </style:style>
    <style:style style:name="T10" style:family="text">
      <style:text-properties fo:font-style="italic" style:font-style-asian="italic" style:font-style-complex="italic"/>
    </style:style>
    <style:style style:name="T11" style:family="text">
      <style:text-properties fo:font-style="italic" officeooo:rsid="0036d737" style:font-style-asian="italic" style:font-style-complex="italic"/>
    </style:style>
    <style:style style:name="T12" style:family="text">
      <style:text-properties fo:font-style="italic" officeooo:rsid="000c51bb" style:font-style-asian="italic" style:font-style-complex="italic"/>
    </style:style>
    <style:style style:name="T13" style:family="text">
      <style:text-properties fo:font-style="normal" officeooo:rsid="0036d737" style:font-style-asian="normal" style:font-style-complex="normal"/>
    </style:style>
    <style:style style:name="T14"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15" style:family="text">
      <style:text-properties style:font-name="Liberation Mono" fo:font-size="10pt" officeooo:rsid="000c51bb" style:font-name-asian="DejaVu Sans Mono" style:font-size-asian="10pt" style:font-name-complex="Liberation Mono" style:font-size-complex="10pt"/>
    </style:style>
    <style:style style:name="T16" style:family="text">
      <style:text-properties style:font-name="Liberation Mono" fo:font-size="10pt" officeooo:rsid="0036d737" style:font-name-asian="DejaVu Sans Mono" style:font-size-asian="10pt" style:font-name-complex="Liberation Mono" style:font-size-complex="10pt"/>
    </style:style>
    <style:style style:name="T17" style:family="text">
      <style:text-properties style:font-name="Liberation Mono" fo:font-size="10pt" officeooo:rsid="00392d1c" style:font-name-asian="DejaVu Sans Mono" style:font-size-asian="10pt" style:font-name-complex="Liberation Mono" style:font-size-complex="10pt"/>
    </style:style>
    <style:style style:name="T18" style:family="text">
      <style:text-properties officeooo:rsid="000a9844"/>
    </style:style>
    <style:style style:name="T19" style:family="text">
      <style:text-properties officeooo:rsid="000c51bb"/>
    </style:style>
    <style:style style:name="T20" style:family="text">
      <style:text-properties officeooo:rsid="00392d1c"/>
    </style:style>
    <style:style style:name="T21" style:family="text">
      <style:text-properties officeooo:rsid="0036d737"/>
    </style:style>
    <style:style style:name="T22" style:family="text">
      <style:text-properties officeooo:rsid="003a6747"/>
    </style:style>
    <style:style style:name="T23" style:family="text">
      <style:text-properties officeooo:rsid="0004b128"/>
    </style:style>
    <style:style style:name="T24" style:family="text">
      <style:text-properties officeooo:rsid="00051c87"/>
    </style:style>
    <style:style style:name="T25" style:family="text">
      <style:text-properties officeooo:rsid="000607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tended Attributes</text:p>
      <text:p text:style-name="P13">This document describes version 2.0 of this system.</text:p>
      <text:h text:style-name="P1" text:outline-level="1">Introduction</text:h>
      <text:p text:style-name="P13">The facility for sending directives and information to OA4MP is described here. It allows for an alternate to sending information over various other methods. These will send information to the token handlers or directives to OA4MP itself. </text:p>
      <text:h text:style-name="P1" text:outline-level="1">Syntax</text:h>
      <text:p text:style-name="Text_20_body"><text:span text:style-name="T1">These are URIs with a specific syntax. Each URI is in effect a single request. The reserved parameter in the request is</text:span><text:span text:style-name="T2"> </text:span><text:span text:style-name="T4">oa4mp</text:span><text:span text:style-name="T2"> <text:s/></text:span></text:p>
      <text:p text:style-name="P15"><text:span text:style-name="T1">"xa" : </text:span></text:p>
      <text:p text:style-name="P12">"<text:span text:style-name="T15">tokens</text:span>" : </text:p>
      <text:p text:style-name="P8"><text:s text:c="3"/><text:span text:style-name="T15">HANDLER+ </text:span></text:p>
      <text:p text:style-name="P8"><text:s text:c="3"/><text:span text:style-name="T18">}</text:span></text:p>
      <text:p text:style-name="P8"/>
      <text:p text:style-name="P2">HANDLER:</text:p>
      <text:p text:style-name="P2">IDENTITY | ACCESS | REFRESH</text:p>
      <text:p text:style-name="P4"/>
      <text:p text:style-name="P4"/>
      <text:p text:style-name="P2">IDENTITY:</text:p>
      <text:p text:style-name="P8"><text:span text:style-name="T16">identity</text:span><text:span text:style-name="T19"> {</text:span></text:p>
      <text:p text:style-name="P8"><text:s text:c="2"/><text:span text:style-name="T20">BLOCK</text:span></text:p>
      <text:p text:style-name="P4"><text:s text:c="2"/>QDL?</text:p>
      <text:p text:style-name="P4"><text:s/>}</text:p>
      <text:p text:style-name="P4"/>
      <text:p text:style-name="P8"><text:span text:style-name="T17">TOKEN</text:span><text:span text:style-name="T21">_TYPE: </text:span></text:p>
      <text:p text:style-name="P2">default <text:span text:style-name="T22">| identity</text:span></text:p>
      <text:p text:style-name="P4"/>
      <text:p text:style-name="P4"/>
      <text:p text:style-name="P8"><text:span text:style-name="T16">ACCESS</text:span><text:span text:style-name="T19">:</text:span></text:p>
      <text:p text:style-name="P8"><text:span text:style-name="T21">access</text:span><text:span text:style-name="T19"> {</text:span></text:p>
      <text:p text:style-name="P8"><text:s text:c="2"/><text:span text:style-name="T20">BLOCK</text:span></text:p>
      <text:p text:style-name="P4"><text:s text:c="2"/>QDL?</text:p>
      <text:p text:style-name="P8"><text:s text:c="2"/><text:span text:style-name="T20">TEMPLATES?</text:span></text:p>
      <text:p text:style-name="P4"><text:s/>}</text:p>
      <text:p text:style-name="P4"/>
      <text:p text:style-name="P8"><text:span text:style-name="T17">TOKEN</text:span><text:span text:style-name="T21">_TYPE:</text:span></text:p>
      <text:p text:style-name="P2">default | wlcg | sci_token <text:span text:style-name="T22">| access</text:span></text:p>
      <text:p text:style-name="P4"/>
      <text:p text:style-name="P2">REFRESH:</text:p>
      <text:p text:style-name="P8"><text:span text:style-name="T16">refresh </text:span><text:span text:style-name="T19">{</text:span></text:p>
      <text:p text:style-name="P8"><text:s text:c="2"/><text:span text:style-name="T20">BLOCK</text:span></text:p>
      <text:p text:style-name="P4"><text:s text:c="2"/>QDL?</text:p>
      <text:p text:style-name="P4"><text:s/>}</text:p>
      <text:p text:style-name="P5"><text:s/></text:p>
      <text:p text:style-name="P8"><text:span text:style-name="T17">TOKEN</text:span><text:span text:style-name="T21">_TYPE:</text:span></text:p>
      <text:p text:style-name="P2">default <text:span text:style-name="T22">| refresh</text:span></text:p>
      <text:p text:style-name="P4"><text:soft-page-break/></text:p>
      <text:p text:style-name="P6"/>
      <text:p text:style-name="P7">BLOCK:</text:p>
      <text:p text:style-name="P8"><text:span text:style-name="T19"><text:s text:c="6"/>"type":</text:span><text:span text:style-name="T17">TOKEN</text:span><text:span text:style-name="T21">_</text:span><text:span text:style-name="T15">TYPE</text:span><text:span text:style-name="T19">,</text:span></text:p>
      <text:p text:style-name="P3"><text:s text:c="4"/>"issuer":<text:span text:style-name="T10">issuer</text:span></text:p>
      <text:p text:style-name="P4"><text:s text:c="2"/>"audience": <text:span text:style-name="T10">audience</text:span></text:p>
      <text:p text:style-name="P4"><text:s text:c="2"/>"lifetime": <text:span text:style-name="T10">lifetime (seconds)</text:span></text:p>
      <text:p text:style-name="P4"><text:span text:style-name="T10"><text:s text:c="7"/>"</text:span><text:span text:style-name="T13">id</text:span><text:span text:style-name="T11">" : id</text:span></text:p>
      <text:p text:style-name="P8"><text:span text:style-name="T11"><text:s text:c="2"/></text:span><text:span text:style-name="T13">"versions"</text:span><text:span text:style-name="T11">:[</text:span><text:span text:style-name="T14">VERSION</text:span><text:span text:style-name="T11">*]</text:span><text:span text:style-name="T12"> </text:span></text:p>
      <text:p text:style-name="P14"/>
      <text:p text:style-name="P14"/>
      <text:p text:style-name="Heading">Examples</text:p>
      <text:p text:style-name="P13">These are unencoded for read<text:span text:style-name="T24">a</text:span>bility</text:p>
      <text:p text:style-name="P9">oa4mp=xa:/token/access?lifetime=1009 sec&amp;audience=ANY</text:p>
      <text:p text:style-name="Text_20_body"/>
      <text:p text:style-name="P16">In the access token handler, override the configured lifetime and audience.</text:p>
      <text:p text:style-name="P9"/>
      <text:p text:style-name="P10">oa4mp=xa:/token/access/qdl?var=a.&amp;value=Wzs1XQ</text:p>
      <text:p text:style-name="P10"/>
      <text:p text:style-name="Text_20_body"><text:span text:style-name="T23">This would take the value </text:span><text:span text:style-name="T5">Wzs1XQ</text:span><text:span text:style-name="T23"> </text:span><text:s/><text:span text:style-name="T23">(base 64 encod</text:span><text:span text:style-name="T25">ing of </text:span><text:span text:style-name="T6">[;5]</text:span><text:span text:style-name="T23">) and interpret it as QDL, </text:span><text:span text:style-name="T25">injecting</text:span><text:span text:style-name="T23"> the variable </text:span><text:span text:style-name="T5">a.</text:span><text:span text:style-name="T23"> in the script for the access token handler.</text:span></text:p>
      <text:p text:style-name="Text_20_body"/>
      <text:p text:style-name="P11">oa4mp=xa:/token/access/qdl?var=a.&amp;value=eyJhIjo0LCJiIjoiZm9vIn0<text:span text:style-name="T25">&amp;encoding=json</text:span></text:p>
      <text:p text:style-name="P17"/>
      <text:p text:style-name="P16">This will take the value and interpret it as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6T06:54:08.865382689</meta:creation-date>
    <dc:date>2024-02-15T11:25:01.460299650</dc:date>
    <meta:editing-duration>P9DT4H10M1S</meta:editing-duration>
    <meta:editing-cycles>3</meta:editing-cycles>
    <meta:generator>LibreOffice/6.4.7.2$Linux_X86_64 LibreOffice_project/40$Build-2</meta:generator>
    <meta:document-statistic meta:table-count="0" meta:image-count="0" meta:object-count="0" meta:page-count="2" meta:paragraph-count="50" meta:word-count="189" meta:character-count="1373" meta:non-whitespace-character-count="1176"/>
  </office:meta>
</office:document-meta>
</file>